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80592" calcext:value-type="float">
            <text:p>128.1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452" calcext:value-type="float">
            <text:p>127.6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63656" calcext:value-type="float">
            <text:p>125.2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1576" calcext:value-type="float">
            <text:p>123.8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24" calcext:value-type="float">
            <text:p>129.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436" calcext:value-type="float">
            <text:p>133.9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64" calcext:value-type="float">
            <text:p>129.7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00944" calcext:value-type="float">
            <text:p>124.9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51136" calcext:value-type="float">
            <text:p>124.1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1512" calcext:value-type="float">
            <text:p>124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1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4056" calcext:value-type="float">
            <text:p>109.4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22216" calcext:value-type="float">
            <text:p>106.1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738" calcext:value-type="float">
            <text:p>95.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4584" calcext:value-type="float">
            <text:p>92.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128" calcext:value-type="float">
            <text:p>97.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8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9352" calcext:value-type="float">
            <text:p>99.2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4748" calcext:value-type="float">
            <text:p>97.9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528" calcext:value-type="float">
            <text:p>95.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63101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